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3cm" svg:height="8.997cm" svg:x="6.688cm" svg:y="0.084cm">
            <draw:object draw:notify-on-update-of-ranges="Arkusz1.A2:Arkusz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ane</text:p>
          </table:table-cell>
          <table:table-cell/>
        </table:table-row>
        <table:table-row table:style-name="ro1">
          <table:table-cell office:value-type="float" office:value="3781" calcext:value-type="float">
            <text:p>3781</text:p>
          </table:table-cell>
          <table:table-cell/>
        </table:table-row>
        <table:table-row table:style-name="ro1">
          <table:table-cell office:value-type="float" office:value="3789" calcext:value-type="float">
            <text:p>3789</text:p>
          </table:table-cell>
          <table:table-cell/>
        </table:table-row>
        <table:table-row table:style-name="ro1">
          <table:table-cell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3836" calcext:value-type="float">
            <text:p>3836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/>
        </table:table-row>
        <table:table-row table:style-name="ro1">
          <table:table-cell office:value-type="float" office:value="3836" calcext:value-type="float">
            <text:p>38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A2:.A11])" office:value-type="float" office:value="3781" calcext:value-type="float">
            <text:p>3781,0</text:p>
          </table:table-cell>
        </table:table-row>
        <table:table-row table:style-name="ro1">
          <table:table-cell office:value-type="string" calcext:value-type="string">
            <text:p>maks</text:p>
          </table:table-cell>
          <table:table-cell table:formula="of:=MAX([.A2:.A11])" office:value-type="float" office:value="3858" calcext:value-type="float">
            <text:p>3858,0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table:formula="of:=AVERAGE([.A2:.A11])" office:value-type="float" office:value="3816.2" calcext:value-type="float">
            <text:p>3816,2</text:p>
          </table:table-cell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A2:.A11])" office:value-type="float" office:value="3812.5" calcext:value-type="float">
            <text:p>3812,5</text:p>
          </table:table-cell>
        </table:table-row>
        <table:table-row table:style-name="ro1">
          <table:table-cell office:value-type="string" calcext:value-type="string">
            <text:p>odch. Std. Pop</text:p>
          </table:table-cell>
          <table:table-cell table:formula="of:=COM.MICROSOFT.STDEV.P([.A2:.A11])" office:value-type="float" office:value="22.5557088117399" calcext:value-type="float">
            <text:p>22,6</text:p>
          </table:table-cell>
        </table:table-row>
        <table:table-row table:style-name="ro1">
          <table:table-cell office:value-type="string" calcext:value-type="string">
            <text:p>odch. Std. próbki</text:p>
          </table:table-cell>
          <table:table-cell table:formula="of:=COM.MICROSOFT.STDEV.S([.A2:.A11])" office:value-type="float" office:value="23.775804694876" calcext:value-type="float">
            <text:p>23,8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5T13:38:22.395000000</meta:creation-date>
    <dc:date>2023-10-05T14:44:49.868000000</dc:date>
    <meta:editing-duration>PT5M26S</meta:editing-duration>
    <meta:editing-cycles>2</meta:editing-cycles>
    <meta:generator>LibreOffice/6.4.5.2$Windows_X86_64 LibreOffice_project/a726b36747cf2001e06b58ad5db1aa3a9a1872d6</meta:generator>
    <meta:document-statistic meta:table-count="1" meta:cell-count="2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 chart:error-category="standard-deviation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mean-value="true" chart:error-category="standard-deviation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width="0.1cm" svg:stroke-color="#ff3838"/>
    </style:style>
    <style:style style:name="ch8" style:family="chart">
      <style:graphic-properties svg:stroke-width="0.1cm" svg:stroke-color="#ff3838"/>
    </style:style>
    <style:style style:name="ch9" style:family="chart">
      <style:chart-properties chart:error-upper-indicator="true" chart:error-lower-indicator="true" chart:error-category="standard-deviation" loext:std-weight="1"/>
      <style:graphic-properties draw:stroke="solid" svg:stroke-width="0.05cm" svg:stroke-color="#3faf46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scatter" chart:style-name="ch1">
        <chart:legend chart:legend-position="end" svg:x="11.475cm" svg:y="3.951cm" style:legend-expansion="high" chart:style-name="ch2"/>
        <chart:plot-area chart:style-name="ch3" table:cell-range-address="Arkusz1.A2:Arkusz1.A11" svg:x="0.319cm" svg:y="0.179cm" svg:width="10.837cm" svg:height="8.64cm">
          <chartooo:coordinate-region svg:x="1.311cm" svg:y="0.378cm" svg:width="9.65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A2:Arkusz1.A11" chart:class="chart:scatter">
            <chart:mean-value chart:style-name="ch7"/>
            <chart:regression-curve chart:style-name="ch8"/>
            <chart:error-indicator chart:style-name="ch9" chart:dimension="y"/>
            <chart:data-point chart:repeated="4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81">
                <text:p>3781</text:p>
                <draw:g>
                  <svg:desc>Arkusz1.A2:Arkusz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36">
                <text:p>3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